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"/>
  <manifest:file-entry manifest:media-type="" manifest:full-path="Object 1/statusbar/"/>
  <manifest:file-entry manifest:media-type="" manifest:full-path="Object 1/floater/"/>
  <manifest:file-entry manifest:media-type="" manifest:full-path="Object 1/popupmenu/"/>
  <manifest:file-entry manifest:media-type="text/xml" manifest:full-path="Object 1/content.xml"/>
  <manifest:file-entry manifest:media-type="" manifest:full-path="Object 1/progressbar/"/>
  <manifest:file-entry manifest:media-type="text/xml" manifest:full-path="Object 1/styles.xml"/>
  <manifest:file-entry manifest:media-type="" manifest:full-path="Object 1/menubar/"/>
  <manifest:file-entry manifest:media-type="" manifest:full-path="Object 1/toolbar/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Activity Name : Cataloguing-&gt; Import data</text:p>
      <text:p text:style-name="Standard"/>
      <text:p text:style-name="Standard">This activity is use to import the data Entered in Excel file format to LibMS System.The Detailed Field Name and Its Help is mention below.</text:p>
      <text:p text:style-name="Standard"><draw:frame draw:style-name="fr1" draw:name="Object1" text:anchor-type="paragraph" svg:width="17.214cm" svg:height="27.54cm" draw:z-index="0"><draw:object xlink:href="./Object 1" xlink:type="simple" xlink:show="embed" xlink:actuate="onLoad"/><draw:image xlink:href="./ObjectReplacements/Object 1" xlink:type="simple" xlink:show="embed" xlink:actuate="onLoad"/><svg:desc>OLE-object</svg:desc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dRP-07 </meta:initial-creator>
    <meta:creation-date>2011-10-28T11:49:28</meta:creation-date>
    <meta:document-statistic meta:table-count="0" meta:image-count="0" meta:object-count="1" meta:page-count="2" meta:paragraph-count="2" meta:word-count="31" meta:character-count="180"/>
    <dc:date>2011-10-28T11:51:30</dc:date>
    <dc:creator>EdRP-07 </dc:creator>
    <meta:editing-duration>PT00H02M02S</meta:editing-duration>
    <meta:editing-cycles>1</meta:editing-cycles>
    <meta:generator>OpenOffice.org/3.2$Linu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918cm"/>
    </style:style>
    <style:style style:name="co2" style:family="table-column">
      <style:table-column-properties fo:break-before="auto" style:column-width="6.128cm"/>
    </style:style>
    <style:style style:name="co3" style:family="table-column">
      <style:table-column-properties fo:break-before="auto" style:column-width="3.672cm"/>
    </style:style>
    <style:style style:name="co4" style:family="table-column">
      <style:table-column-properties fo:break-before="auto" style:column-width="2.612cm"/>
    </style:style>
    <style:style style:name="ro1" style:family="table-row">
      <style:table-row-properties style:row-height="0.938cm" fo:break-before="auto" style:use-optimal-row-height="false"/>
    </style:style>
    <style:style style:name="ro2" style:family="table-row">
      <style:table-row-properties style:row-height="0.87cm" fo:break-before="auto" style:use-optimal-row-height="false"/>
    </style:style>
    <style:style style:name="ro3" style:family="table-row">
      <style:table-row-properties style:row-height="0.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6" style:family="table-cell" style:parent-style-name="Default">
      <style:table-cell-properties style:diagonal-bl-tr="none" style:diagonal-tl-br="none" fo:background-color="transparent" fo:border="0.002cm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ackground-color="transparent" fo:border="0.002cm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ackground-color="#ff000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ackground-color="#ff0000" style:diagonal-bl-tr="none" style:diagonal-tl-br="none" fo:border="0.002cm solid #000000" style:rotation-align="none"/>
      <style:text-properties fo:color="#ffffff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justify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37">
      <style:table-cell-properties style:diagonal-bl-tr="none" style:diagonal-tl-br="none" fo:background-color="transparent" fo:border="0.002cm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000000" fo:border="0.002cm solid #000000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table:table-column table:style-name="co1" table:default-cell-style-name="ce2"/>
        <table:table-column table:style-name="co2" table:default-cell-style-name="ce5"/>
        <table:table-column table:style-name="co3" table:default-cell-style-name="ce6"/>
        <table:table-column table:style-name="co4" table:default-cell-style-name="ce10"/>
        <table:table-row table:style-name="ro1">
          <table:table-cell table:style-name="ce1" office:value-type="string">
            <text:p>FIELD NAME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EXAMPLE</text:p>
          </table:table-cell>
          <table:table-cell table:style-name="ce9" office:value-type="string">
            <text:p>Mandatory</text:p>
          </table:table-cell>
        </table:table-row>
        <table:table-row table:style-name="ro2">
          <table:table-cell office:value-type="string">
            <text:p>LIBRARY_ID</text:p>
          </table:table-cell>
          <table:table-cell office:value-type="string">
            <text:p>Specify Library id of Library</text:p>
          </table:table-cell>
          <table:table-cell office:value-type="string">
            <text:p>amu</text:p>
          </table:table-cell>
          <table:table-cell office:value-type="string">
            <text:p>Y</text:p>
          </table:table-cell>
        </table:table-row>
        <table:table-row table:style-name="ro3">
          <table:table-cell office:value-type="string">
            <text:p>SUBLIBRARY_ID</text:p>
          </table:table-cell>
          <table:table-cell office:value-type="string">
            <text:p>Specify SubLibrary id of Library</text:p>
          </table:table-cell>
          <table:table-cell table:style-name="ce7" office:value-type="string">
            <text:p>amu</text:p>
          </table:table-cell>
          <table:table-cell table:style-name="ce7" office:value-type="string">
            <text:p>Y</text:p>
          </table:table-cell>
        </table:table-row>
        <table:table-row table:style-name="ro4">
          <table:table-cell office:value-type="string">
            <text:p>DOCUMENT_TYPE</text:p>
          </table:table-cell>
          <table:table-cell office:value-type="string">
            <text:p>Specify Type of Document Entry</text:p>
          </table:table-cell>
          <table:table-cell office:value-type="string">
            <text:p>Book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BOOK_TYPE</text:p>
          </table:table-cell>
          <table:table-cell office:value-type="string">
            <text:p>Specify Type of Book Entered</text:p>
          </table:table-cell>
          <table:table-cell office:value-type="string">
            <text:p>T ( For TextBook)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ACCESSION_TYPE</text:p>
          </table:table-cell>
          <table:table-cell office:value-type="string">
            <text:p>Specify Type of Book Accession</text:p>
          </table:table-cell>
          <table:table-cell office:value-type="string">
            <text:p>New/Old</text:p>
          </table:table-cell>
          <table:table-cell/>
        </table:table-row>
        <table:table-row table:style-name="ro4">
          <table:table-cell office:value-type="string">
            <text:p>DATE_ACQUIRED</text:p>
          </table:table-cell>
          <table:table-cell office:value-type="string">
            <text:p>Specify Date of Acquisition</text:p>
          </table:table-cell>
          <table:table-cell table:style-name="ce8" office:value-type="date" office:date-value="2010-05-12">
            <text:p>12/05/10</text:p>
          </table:table-cell>
          <table:table-cell/>
        </table:table-row>
        <table:table-row table:style-name="ro4">
          <table:table-cell office:value-type="string">
            <text:p>TITLE</text:p>
          </table:table-cell>
          <table:table-cell office:value-type="string">
            <text:p>Specify Book Title</text:p>
          </table:table-cell>
          <table:table-cell office:value-type="string">
            <text:p>Let Us C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SUBTITLE</text:p>
          </table:table-cell>
          <table:table-cell office:value-type="string">
            <text:p>Specify Book SubTitle</text:p>
          </table:table-cell>
          <table:table-cell office:value-type="string">
            <text:p>C Programming</text:p>
          </table:table-cell>
          <table:table-cell/>
        </table:table-row>
        <table:table-row table:style-name="ro4">
          <table:table-cell office:value-type="string">
            <text:p>ALT_TITLE</text:p>
          </table:table-cell>
          <table:table-cell office:value-type="string">
            <text:p>Specify Alternate Title</text:p>
          </table:table-cell>
          <table:table-cell office:value-type="string">
            <text:p>C Programming</text:p>
          </table:table-cell>
          <table:table-cell/>
        </table:table-row>
        <table:table-row table:style-name="ro5">
          <table:table-cell office:value-type="string">
            <text:p>STATEMENT_RESPONSIBILITY</text:p>
          </table:table-cell>
          <table:table-cell office:value-type="string">
            <text:p>Specify Details about Book/Author/SubAuthor's</text:p>
          </table:table-cell>
          <table:table-cell office:value-type="string">
            <text:p>C Programming By Yashwant Kanitkar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MAIN_ENTRY</text:p>
          </table:table-cell>
          <table:table-cell office:value-type="string">
            <text:p>Specify Author Name</text:p>
          </table:table-cell>
          <table:table-cell office:value-type="string">
            <text:p>Yashwant Kanitkar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ADDED_ENTRY</text:p>
          </table:table-cell>
          <table:table-cell office:value-type="string">
            <text:p>Specify SubAuthor Name</text:p>
          </table:table-cell>
          <table:table-cell table:number-columns-repeated="2"/>
        </table:table-row>
        <table:table-row table:style-name="ro4">
          <table:table-cell office:value-type="string">
            <text:p>ADDED_ENTRY1</text:p>
          </table:table-cell>
          <table:table-cell office:value-type="string">
            <text:p>Specify SubAuthor Name</text:p>
          </table:table-cell>
          <table:table-cell table:number-columns-repeated="2"/>
        </table:table-row>
        <table:table-row table:style-name="ro4">
          <table:table-cell office:value-type="string">
            <text:p>ADDED_ENTRY2</text:p>
          </table:table-cell>
          <table:table-cell office:value-type="string">
            <text:p>Specify SubAuthor Name</text:p>
          </table:table-cell>
          <table:table-cell table:number-columns-repeated="2"/>
        </table:table-row>
        <table:table-row table:style-name="ro4">
          <table:table-cell office:value-type="string">
            <text:p>ADDED_ENTRY3</text:p>
          </table:table-cell>
          <table:table-cell office:value-type="string">
            <text:p>Specify SubAuthor Name</text:p>
          </table:table-cell>
          <table:table-cell table:number-columns-repeated="2"/>
        </table:table-row>
        <table:table-row table:style-name="ro4">
          <table:table-cell office:value-type="string">
            <text:p>PUBLISHER_NAME</text:p>
          </table:table-cell>
          <table:table-cell office:value-type="string">
            <text:p>Specify Publisher Name</text:p>
          </table:table-cell>
          <table:table-cell office:value-type="string">
            <text:p>BPB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PUBLICATION_PLACE</text:p>
          </table:table-cell>
          <table:table-cell office:value-type="string">
            <text:p>Specify Publisher Place</text:p>
          </table:table-cell>
          <table:table-cell office:value-type="string">
            <text:p>New Delhi</text:p>
          </table:table-cell>
          <table:table-cell/>
        </table:table-row>
        <table:table-row table:style-name="ro4">
          <table:table-cell office:value-type="string">
            <text:p>PUBLISHING_YEAR</text:p>
          </table:table-cell>
          <table:table-cell office:value-type="string">
            <text:p>Specify Publisher Year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CALL_NO</text:p>
          </table:table-cell>
          <table:table-cell office:value-type="string">
            <text:p>Specify Library Specific Call No</text:p>
          </table:table-cell>
          <table:table-cell office:value-type="string">
            <text:p>150.25.14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PARTS_NO</text:p>
          </table:table-cell>
          <table:table-cell office:value-type="string">
            <text:p>Specify Part No of Book</text:p>
          </table:table-cell>
          <table:table-cell office:value-type="string">
            <text:p>II</text:p>
          </table:table-cell>
          <table:table-cell/>
        </table:table-row>
        <table:table-row table:style-name="ro4">
          <table:table-cell office:value-type="string">
            <text:p>SUBJECT</text:p>
          </table:table-cell>
          <table:table-cell office:value-type="string">
            <text:p>Specify Subject of Book</text:p>
          </table:table-cell>
          <table:table-cell table:number-columns-repeated="2"/>
        </table:table-row>
        <table:table-row table:style-name="ro4">
          <table:table-cell office:value-type="string">
            <text:p>ENTRY_LANGUAGE</text:p>
          </table:table-cell>
          <table:table-cell office:value-type="string">
            <text:p>Specify Entry Language of Book</text:p>
          </table:table-cell>
          <table:table-cell office:value-type="string">
            <text:p>&lt;NULL&gt; for English</text:p>
          </table:table-cell>
          <table:table-cell/>
        </table:table-row>
        <table:table-row table:style-name="ro4">
          <table:table-cell office:value-type="string">
            <text:p>ISBN10</text:p>
          </table:table-cell>
          <table:table-cell office:value-type="string">
            <text:p>Specify ISBN10 Value of Book</text:p>
          </table:table-cell>
          <table:table-cell table:number-columns-repeated="2"/>
        </table:table-row>
        <table:table-row table:style-name="ro4">
          <table:table-cell office:value-type="string">
            <text:p>ISBN13</text:p>
          </table:table-cell>
          <table:table-cell office:value-type="string">
            <text:p>Specify ISBN13 Value of Book</text:p>
          </table:table-cell>
          <table:table-cell table:number-columns-repeated="2"/>
        </table:table-row>
        <table:table-row table:style-name="ro5">
          <table:table-cell office:value-type="string">
            <text:p>LCC_NO</text:p>
          </table:table-cell>
          <table:table-cell office:value-type="string">
            <text:p>Specify Library of Congress No of Book</text:p>
          </table:table-cell>
          <table:table-cell table:number-columns-repeated="2"/>
        </table:table-row>
        <table:table-row table:style-name="ro4">
          <table:table-cell office:value-type="string">
            <text:p>EDITION</text:p>
          </table:table-cell>
          <table:table-cell office:value-type="string">
            <text:p>Specify Edition of Book</text:p>
          </table:table-cell>
          <table:table-cell table:number-columns-repeated="2"/>
        </table:table-row>
        <table:table-row table:style-name="ro4">
          <table:table-cell office:value-type="string">
            <text:p>NO_OF_COPIES</text:p>
          </table:table-cell>
          <table:table-cell office:value-type="string">
            <text:p>Specify No of Copies of Book</text:p>
          </table:table-cell>
          <table:table-cell/>
          <table:table-cell office:value-type="string">
            <text:p>Y</text:p>
          </table:table-cell>
        </table:table-row>
        <table:table-row table:style-name="ro5">
          <table:table-cell office:value-type="string">
            <text:p>AUTHOR_NAME</text:p>
          </table:table-cell>
          <table:table-cell office:value-type="string">
            <text:p>Specify Author Name of Periodical Entered</text:p>
          </table:table-cell>
          <table:table-cell table:number-columns-repeated="2"/>
        </table:table-row>
        <table:table-row table:style-name="ro5">
          <table:table-cell office:value-type="string">
            <text:p>GUIDE_NAME</text:p>
          </table:table-cell>
          <table:table-cell office:value-type="string">
            <text:p>Specify Guide Name of Thesis Entered</text:p>
          </table:table-cell>
          <table:table-cell table:number-columns-repeated="2"/>
        </table:table-row>
        <table:table-row table:style-name="ro5">
          <table:table-cell office:value-type="string">
            <text:p>UNIVERSITY_FACULTY</text:p>
          </table:table-cell>
          <table:table-cell office:value-type="string">
            <text:p>Specify University Faculty Name of Periodical/Journals Entered</text:p>
          </table:table-cell>
          <table:table-cell table:number-columns-repeated="2"/>
        </table:table-row>
        <table:table-row table:style-name="ro6">
          <table:table-cell office:value-type="string">
            <text:p>DEGREE</text:p>
          </table:table-cell>
          <table:table-cell table:number-columns-repeated="3"/>
        </table:table-row>
        <table:table-row table:style-name="ro6">
          <table:table-cell office:value-type="string">
            <text:p>SUBMITTED_ON</text:p>
          </table:table-cell>
          <table:table-cell table:number-columns-repeated="3"/>
        </table:table-row>
        <table:table-row table:style-name="ro6">
          <table:table-cell office:value-type="string">
            <text:p>ACCEPTANCE_YEAR</text:p>
          </table:table-cell>
          <table:table-cell table:number-columns-repeated="3"/>
        </table:table-row>
        <table:table-row table:style-name="ro6">
          <table:table-cell office:value-type="string">
            <text:p>COLLATION1</text:p>
          </table:table-cell>
          <table:table-cell table:number-columns-repeated="3"/>
        </table:table-row>
        <table:table-row table:style-name="ro6">
          <table:table-cell office:value-type="string">
            <text:p>NOTES</text:p>
          </table:table-cell>
          <table:table-cell table:number-columns-repeated="3"/>
        </table:table-row>
        <table:table-row table:style-name="ro6">
          <table:table-cell office:value-type="string">
            <text:p>ABSTRACT</text:p>
          </table:table-cell>
          <table:table-cell table:number-columns-repeated="3"/>
        </table:table-row>
        <table:table-row table:style-name="ro6">
          <table:table-cell office:value-type="string">
            <text:p>ADDRESS</text:p>
          </table:table-cell>
          <table:table-cell table:number-columns-repeated="3"/>
        </table:table-row>
        <table:table-row table:style-name="ro6">
          <table:table-cell office:value-type="string">
            <text:p>STATE1</text:p>
          </table:table-cell>
          <table:table-cell table:number-columns-repeated="3"/>
        </table:table-row>
        <table:table-row table:style-name="ro6">
          <table:table-cell office:value-type="string">
            <text:p>COUNTRY</text:p>
          </table:table-cell>
          <table:table-cell table:number-columns-repeated="3"/>
        </table:table-row>
        <table:table-row table:style-name="ro6">
          <table:table-cell office:value-type="string">
            <text:p>EMAIL</text:p>
          </table:table-cell>
          <table:table-cell table:number-columns-repeated="3"/>
        </table:table-row>
        <table:table-row table:style-name="ro6">
          <table:table-cell office:value-type="string">
            <text:p>FRMR_FRQ</text:p>
          </table:table-cell>
          <table:table-cell table:number-columns-repeated="3"/>
        </table:table-row>
        <table:table-row table:style-name="ro6">
          <table:table-cell office:value-type="string">
            <text:p>FRQ_DATE</text:p>
          </table:table-cell>
          <table:table-cell table:number-columns-repeated="3"/>
        </table:table-row>
        <table:table-row table:style-name="ro4">
          <table:table-cell office:value-type="string">
            <text:p>ISSN</text:p>
          </table:table-cell>
          <table:table-cell office:value-type="string">
            <text:p>Specify ISSN No of Book</text:p>
          </table:table-cell>
          <table:table-cell table:number-columns-repeated="2"/>
        </table:table-row>
        <table:table-row table:style-name="ro4">
          <table:table-cell office:value-type="string">
            <text:p>VOLUME_NO</text:p>
          </table:table-cell>
          <table:table-cell office:value-type="string">
            <text:p>Specify Volumn No of Book</text:p>
          </table:table-cell>
          <table:table-cell table:number-columns-repeated="2"/>
        </table:table-row>
        <table:table-row table:style-name="ro6">
          <table:table-cell office:value-type="string">
            <text:p>VOLUME_LOCATION</text:p>
          </table:table-cell>
          <table:table-cell table:number-columns-repeated="3"/>
        </table:table-row>
        <table:table-row table:style-name="ro4">
          <table:table-cell office:value-type="string">
            <text:p>PRODUCTION_YEAR</text:p>
          </table:table-cell>
          <table:table-cell office:value-type="string">
            <text:p>Specify Production Year of Book</text:p>
          </table:table-cell>
          <table:table-cell table:number-columns-repeated="2"/>
        </table:table-row>
        <table:table-row table:style-name="ro6">
          <table:table-cell office:value-type="string">
            <text:p>SOURCE1</text:p>
          </table:table-cell>
          <table:table-cell table:number-columns-repeated="3"/>
        </table:table-row>
        <table:table-row table:style-name="ro4">
          <table:table-cell office:value-type="string">
            <text:p>DURATION</text:p>
          </table:table-cell>
          <table:table-cell office:value-type="string">
            <text:p>Specify Duration of CD/DVD</text:p>
          </table:table-cell>
          <table:table-cell table:number-columns-repeated="2"/>
        </table:table-row>
        <table:table-row table:style-name="ro6">
          <table:table-cell office:value-type="string">
            <text:p>SERIES</text:p>
          </table:table-cell>
          <table:table-cell table:number-columns-repeated="3"/>
        </table:table-row>
        <table:table-row table:style-name="ro4">
          <table:table-cell office:value-type="string">
            <text:p>TYPE_OF_DISC</text:p>
          </table:table-cell>
          <table:table-cell office:value-type="string">
            <text:p>Specify Type of DISC</text:p>
          </table:table-cell>
          <table:table-cell office:value-type="string">
            <text:p>CD/DVD</text:p>
          </table:table-cell>
          <table:table-cell/>
        </table:table-row>
        <table:table-row table:style-name="ro6">
          <table:table-cell office:value-type="string">
            <text:p>FILE_TYPE</text:p>
          </table:table-cell>
          <table:table-cell table:number-columns-repeated="3"/>
        </table:table-row>
        <table:table-row table:style-name="ro5">
          <table:table-cell table:style-name="ce3" office:value-type="string">
            <text:p>ACCESSIONNO</text:p>
          </table:table-cell>
          <table:table-cell office:value-type="string">
            <text:p>Specify Library Specifc Accession No <text:s/>of Book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</table:table-row>
        <table:table-row table:style-name="ro6">
          <table:table-cell table:style-name="ce3" office:value-type="string">
            <text:p>STATUS</text:p>
          </table:table-cell>
          <table:table-cell table:number-columns-repeated="3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8">28/10/2011</text:date>, <text:time>11:4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